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P3" style:parent-style-name="Paragraphedeliste" style:list-style-name="LFO1" style:family="paragraph"/>
    <style:style style:name="P4" style:parent-style-name="Paragraphedeliste" style:list-style-name="LFO1" style:family="paragraph"/>
  </office:automatic-styles>
  <office:body>
    <office:text text:use-soft-page-breaks="true">
      <text:p text:style-name="P1">Avant-propos</text:p>
      <text:p text:style-name="Normal">Constat :</text:p>
      <text:list text:style-name="LFO1" text:continue-numbering="true">
        <text:list-item>
          <text:p text:style-name="P2">Niveau en mathématique faible</text:p>
          <text:list text:continue-numbering="true">
            <text:list-item>
              <text:p text:style-name="P3">Recette de cuisine comment poser une multiplication mais aucune signification</text:p>
            </text:list-item>
          </text:list>
        </text:list-item>
        <text:list-item>
          <text:p text:style-name="P4">Lente chute du gout de la matière vers le blocage : « je suis nul en maths ! » <text:s/></text:p>
        </text:list-item>
      </text:list>
      <text:p text:style-name="Normal">Les responsabilités sont multiples. La lecture de « Comme un roman » m’avait éclairé sur la manière qu’un enfant garde le gout de la lecture. Mon propos ici est identique à celui de ce roman.</text:p>
      <text:p text:style-name="Normal"/>
      <text:p text:style-name="Normal">Votre rôle si vous l’acceptez est de faire<text:s/>des cours individualisés qui seront bien différents de ceux du prof ou de l’instit qui doit lui faire avec 28 à 38 élèves. Il s’organise au mieux.<text:s/>Je vous demande à vous parents de faire des cours individualisés.<text:s/>De redonner du sens et le gout à la mathématique. Je ne suis pas prof de maths c’est impossible et bien si. Ce livre est là pour vous.<text:s/></text:p>
      <text:p text:style-name="Normal">Généraliser à partir des exemples vécus. De l’expérience vers le concept en rupture avec l’école Bourbaki.<text:s/></text:p>
      <text:p text:style-name="Normal">Mon premier est d’avoir du temps. Je sais que la plupart ont des vies actives et le soir sont trop fatigués. Ce n’est pas le moment. Attendez les vacances ou le week-end ou demander aux grands parents de lire la suite ! Il faut du temps.</text:p>
      <text:p text:style-name="Normal">Mon premier est de tenter de supprimer toutes les sources de stimulation : smartphone écrans.<text:s/>Il ne doit pas regarder mes vidéos youtube !<text:s/>Le sevrage sera difficile mais en 15 jours, cela est possible du moins si ce n’est pas un ado…<text:s/>Il ne faut pas être spectateur mais acteur !</text:p>
      <text:p text:style-name="Normal"><text:s/></text:p>
      <text:p text:style-name="Normal">Mon second est de vous armer de patience. Rome ne s’est pas faite en un jour. Quelle lenteur, cela fait deux ans que j’essaie d’apprendre à compter à mon fils. Il n’arrive toujours pas à compter jusqu’à dix… Deux manières d’apprendre : répéter comme un perroquet (apprentissage rapide des compétences mais rien compris..) Ici votre enfant va donner du sens. Plus long mais « learn to think ».<text:s/></text:p>
      <text:p text:style-name="Normal">Mon troisième est de laisser votre enfant s’ennuyer.<text:s/>Par exemple, un dimanche matin ne prévoyait rien.<text:s/>Rester dans la pièce avec lui en lisant mon livre papier (pas d’écran) par exemple. Il va venir vers vous. Attendez dites lui que vous n’avez pas fini votre chapitre. Il va insister et là vous pouvez faire la chose le plus ennuyeuse lire un livre de maths il va aimer.<text:s/></text:p>
      <text:p text:style-name="Normal">Mon quatrième est de ne pas faire les exercices et problèmes donner par l’instit ou le professeur.<text:s/></text:p>
      <text:p text:style-name="Normal"/>
      <text:p text:style-name="Normal"><text:s/></text:p>
      <text:p text:style-name="Normal"/>
      <text:p text:style-name="Normal"/>
      <text:p text:style-name="Normal">Ne faites pas les exercices et problèmes demandés par le professeur. Je vais vous demander à vous de lier la mathématiques avec de l’affectif et <text:s/></text:p>
      <text:p text:style-name="Normal"/>
      <text:p text:style-name="Normal"/>
      <text:p text:style-name="Normal">Mise en activité détourné : <text:s/></text:p>
      <text:p text:style-name="Normal"/>
      <text:p text:style-name="Normal"/>
      <text:p text:style-name="Normal">Rester une semaine de vacances chez vous : pas d’activité. Un matin <text:s text:c="2"/></text:p>
      <text:p text:style-name="Normal"/>
      <text:p text:style-name="Normal">Le premier point est l’ennui. Après l’ennui vient l’intérêt. Attention à la surstimulation surtout avec les écrans : parler de son expérience avec son fils.</text:p>
      <text:p text:style-name="Normal"/>
      <text:p text:style-name="Normal"/>
      <text:p text:style-name="Normal"><text:s/>Premier patience <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t TARIEL</meta:initial-creator>
    <dc:creator>Vincent TARIEL</dc:creator>
    <meta:creation-date>2020-10-12T08:16:00Z</meta:creation-date>
    <dc:date>2020-10-14T17:06:00Z</dc:date>
    <meta:template xlink:href="Normal" xlink:type="simple"/>
    <meta:editing-cycles>1</meta:editing-cycles>
    <meta:editing-duration>PT204600S</meta:editing-duration>
    <meta:document-statistic meta:page-count="2" meta:paragraph-count="5" meta:word-count="419" meta:character-count="2724" meta:row-count="19" meta:non-whitespace-character-count="2310"/>
  </office:meta>
</office:document-meta>
</file>